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101cm" fo:margin-bottom="0.199cm" style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4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5" style:family="paragraph" style:parent-style-name="Table_20_Contents">
      <style:paragraph-properties fo:orphans="0" fo:widows="0" fo:keep-with-next="always" style:snap-to-layout-grid="false"/>
      <style:text-properties officeooo:rsid="006d54d7" officeooo:paragraph-rsid="006d54d7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weight="bold" officeooo:rsid="0067d585" style:font-weight-asian="bold" style:font-weight-complex="bold"/>
    </style:style>
    <style:style style:name="T9" style:family="text">
      <style:text-properties fo:font-weight="bold" officeooo:rsid="006aeb0d" style:font-weight-asian="bold" style:font-weight-complex="bold"/>
    </style:style>
    <style:style style:name="T10" style:family="text">
      <style:text-properties officeooo:rsid="00618552"/>
    </style:style>
    <style:style style:name="T11" style:family="text">
      <style:text-properties officeooo:rsid="0067d585"/>
    </style:style>
    <style:style style:name="T12" style:family="text">
      <style:text-properties fo:font-weight="normal" officeooo:rsid="0067d585" style:font-weight-asian="normal" style:font-weight-complex="normal"/>
    </style:style>
    <style:style style:name="T13" style:family="text">
      <style:text-properties fo:font-weight="normal" officeooo:rsid="005eae3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1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4"><text:span text:style-name="T12">Договор № </text:span><text:span text:style-name="T8">[NUMBER]</text:span><text:span text:style-name="T13"> </text:span>«[NAME]»</text:p>
      <text:p text:style-name="P7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1">договор</text:span>а<text:span text:style-name="T10">: </text:span><text:span text:style-name="T9">[OWNER]</text:span></text:p>
      <text:p text:style-name="P8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Главный бухгалтер</text:p>
            <text:p text:style-name="P11">Утятников А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Ведущий юрист</text:p>
            <text:p text:style-name="P11">Садинова Т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Руководитель СВК</text:p>
            <text:p text:style-name="P15">Отинова Л.Ф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<text:s/><text:span text:style-name="T6">Начальник управления ИТ</text:span></text:p>
            <text:p text:style-name="P10"><text:s/><text:span text:style-name="T6">Бикмансуров Р.М.</text:span>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<text:s/>[USER_POSITION]<text:line-break/> [USER_NAME]</text:p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style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Бикмансуров</meta:initial-creator>
    <meta:creation-date>2014-10-13T15:42:19.457862455</meta:creation-date>
    <meta:editing-cycles>2</meta:editing-cycles>
    <meta:editing-duration>P0D</meta:editing-duration>
    <meta:generator>LibreOffice/4.2.6.3$Linux_X86_64 LibreOffice_project/420m0$Build-3</meta:generator>
    <dc:date>2014-10-13T15:42:23.102227696</dc:date>
    <dc:creator>Роберт Бикмансуров</dc:creator>
    <meta:document-statistic meta:table-count="3" meta:image-count="0" meta:object-count="0" meta:page-count="1" meta:paragraph-count="24" meta:word-count="81" meta:character-count="703" meta:non-whitespace-character-count="637"/>
  </office:meta>
</office:document-meta>
</file>